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6558"/>
    </style:style>
    <style:style style:name="P2" style:family="paragraph" style:parent-style-name="Standard">
      <style:text-properties officeooo:rsid="00046558" officeooo:paragraph-rsid="00046558"/>
    </style:style>
    <style:style style:name="P3" style:family="paragraph" style:parent-style-name="Standard">
      <style:paragraph-properties fo:break-before="page"/>
      <style:text-properties officeooo:rsid="00046558" officeooo:paragraph-rsid="00046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ask: khpsbpkt</text:p>
      <text:p text:style-name="P2"><text:s/>core affinity: ff</text:p>
      <text:p text:style-name="P2">Task: kirqd</text:p>
      <text:p text:style-name="P2"><text:s/>core affinity: ff</text:p>
      <text:p text:style-name="P2">Task: kjournald</text:p>
      <text:p text:style-name="P2"><text:s/>core affinity: ff</text:p>
      <text:p text:style-name="P2">Task: syslogd</text:p>
      <text:p text:style-name="P2"><text:s/>core affinity: ff</text:p>
      <text:p text:style-name="P2">Task: klogd</text:p>
      <text:p text:style-name="P2"><text:s/>core affinity: ff</text:p>
      <text:p text:style-name="P2">Task: exim4</text:p>
      <text:p text:style-name="P2"><text:s/>core affinity: ff</text:p>
      <text:p text:style-name="P2">Task: inetd</text:p>
      <text:p text:style-name="P2"><text:s/>core affinity: ff</text:p>
      <text:p text:style-name="P2">Task: sshd</text:p>
      <text:p text:style-name="P2"><text:s/>core affinity: ff</text:p>
      <text:p text:style-name="P2">Task: atd</text:p>
      <text:p text:style-name="P2"><text:s/>core affinity: ff</text:p>
      <text:p text:style-name="P2">Task: cron</text:p>
      <text:p text:style-name="P2"><text:s/>core affinity: ff</text:p>
      <text:p text:style-name="P2">Task: getty</text:p>
      <text:p text:style-name="P2"><text:s/>core affinity: ff</text:p>
      <text:p text:style-name="P2">Task: getty</text:p>
      <text:p text:style-name="P2"><text:s/>core affinity: ff</text:p>
      <text:p text:style-name="P2">Task: getty</text:p>
      <text:p text:style-name="P2"><text:s/>core affinity: ff</text:p>
      <text:p text:style-name="P2">Task: getty</text:p>
      <text:p text:style-name="P2"><text:s/>core affinity: ff</text:p>
      <text:p text:style-name="P2">Task: getty</text:p>
      <text:p text:style-name="P2"><text:s/>core affinity: ff</text:p>
      <text:p text:style-name="P2">Task: getty</text:p>
      <text:p text:style-name="P2"><text:s/>core affinity: ff</text:p>
      <text:p text:style-name="P2">Task: bash</text:p>
      <text:p text:style-name="P2"><text:s/>core affinity: ff</text:p>
      <text:p text:style-name="P2">Task: run_mem</text:p>
      <text:p text:style-name="P2"><text:s/>core affinity: ff</text:p>
      <text:p text:style-name="P2"/>
      <text:p text:style-name="P2"/>
      <text:p text:style-name="P2"/>
      <text:p text:style-name="P2"/>
      <text:p text:style-name="P3">[ <text:s text:c="2"/>86.584959] getty[1933]</text:p>
      <text:p text:style-name="P2">[ <text:s text:c="2"/>86.585171] <text:s/>Is an odd pid.</text:p>
      <text:p text:style-name="P2">[ <text:s text:c="2"/>86.585384] <text:s/>Data: ff.</text:p>
      <text:p text:style-name="P2">[ <text:s text:c="2"/>86.585591] <text:s/>Data 2: 02.</text:p>
      <text:p text:style-name="P2">[ <text:s text:c="2"/>86.585799] <text:s/>Set affinity: 0</text:p>
      <text:p text:style-name="P2">[ <text:s text:c="2"/>86.586014] <text:s/>Data 4: 02.</text:p>
      <text:p text:style-name="P2">[ <text:s text:c="2"/>86.586223] <text:s/>Now runs on core 1.</text:p>
      <text:p text:style-name="P2">[ <text:s text:c="2"/>86.586453] getty[1935]</text:p>
      <text:p text:style-name="P2">[ <text:s text:c="2"/>86.586662] <text:s/>Is an odd pid.</text:p>
      <text:p text:style-name="P2">[ <text:s text:c="2"/>86.586877] <text:s/>Data: ff.</text:p>
      <text:p text:style-name="P2">[ <text:s text:c="2"/>86.587086] <text:s/>Data 2: 02.</text:p>
      <text:p text:style-name="P2">[ <text:s text:c="2"/>86.587297] <text:s/>Set affinity: 0</text:p>
      <text:p text:style-name="P2">[ <text:s text:c="2"/>86.587511] <text:s/>Data 4: 02.</text:p>
      <text:p text:style-name="P2">[ <text:s text:c="2"/>86.587718] <text:s/>Now runs on core 1.</text:p>
      <text:p text:style-name="P2">[ <text:s text:c="2"/>86.587940] getty[1937]</text:p>
      <text:p text:style-name="P2">[ <text:s text:c="2"/>86.588147] <text:s/>Is an odd pid.</text:p>
      <text:p text:style-name="P2">[ <text:s text:c="2"/>86.588360] <text:s/>Data: ff.</text:p>
      <text:p text:style-name="P2">[ <text:s text:c="2"/>86.588568] <text:s/>Data 2: 02.</text:p>
      <text:p text:style-name="P2">[ <text:s text:c="2"/>86.588776] <text:s/>Set affinity: 0</text:p>
      <text:p text:style-name="P2">[ <text:s text:c="2"/>86.588993] <text:s/>Data 4: 02.</text:p>
      <text:p text:style-name="P2">[ <text:s text:c="2"/>86.589204] <text:s/>Now runs on core 1.</text:p>
      <text:p text:style-name="P2">[ <text:s text:c="2"/>86.589424] bash[1938]</text:p>
      <text:p text:style-name="P2">[ <text:s text:c="2"/>86.589632] <text:s/>Is an even pid.</text:p>
      <text:p text:style-name="P2">[ <text:s text:c="2"/>86.589846] <text:s/>Data: ff.</text:p>
      <text:p text:style-name="P2">[ <text:s text:c="2"/>86.590051] <text:s/>Data 2: 01.</text:p>
      <text:p text:style-name="P2">[ <text:s text:c="2"/>86.590272] <text:s/>Set affinity: 0</text:p>
      <text:p text:style-name="P2">[ <text:s text:c="2"/>86.590497] <text:s/>Data 4: 01.</text:p>
      <text:p text:style-name="P2">[ <text:s text:c="2"/>86.590704] <text:s/>Now runs on core 0.</text:p>
      <text:p text:style-name="P2"/>
      <text:p text:style-name="P2"/>
      <text:p text:style-name="P3">Task: khpsbpkt</text:p>
      <text:p text:style-name="P2"><text:s/>core affinity: 01</text:p>
      <text:p text:style-name="P2">Task: kirqd</text:p>
      <text:p text:style-name="P2"><text:s/>core affinity: 02</text:p>
      <text:p text:style-name="P2">Task: kjournald</text:p>
      <text:p text:style-name="P2"><text:s/>core affinity: 02</text:p>
      <text:p text:style-name="P2">Task: syslogd</text:p>
      <text:p text:style-name="P2"><text:s/>core affinity: 02</text:p>
      <text:p text:style-name="P2">Task: klogd</text:p>
      <text:p text:style-name="P2"><text:s/>core affinity: 01</text:p>
      <text:p text:style-name="P2">Task: exim4</text:p>
      <text:p text:style-name="P2"><text:s/>core affinity: 01</text:p>
      <text:p text:style-name="P2">Task: inetd</text:p>
      <text:p text:style-name="P2"><text:s/>core affinity: 01</text:p>
      <text:p text:style-name="P2">Task: sshd</text:p>
      <text:p text:style-name="P2"><text:s/>core affinity: 02</text:p>
      <text:p text:style-name="P2">Task: atd</text:p>
      <text:p text:style-name="P2"><text:s/>core affinity: 01</text:p>
      <text:p text:style-name="P2">Task: cron</text:p>
      <text:p text:style-name="P2"><text:s/>core affinity: 02</text:p>
      <text:p text:style-name="P2">Task: getty</text:p>
      <text:p text:style-name="P2"><text:s/>core affinity: 02</text:p>
      <text:p text:style-name="P2">Task: getty</text:p>
      <text:p text:style-name="P2"><text:s/>core affinity: 02</text:p>
      <text:p text:style-name="P2">Task: getty</text:p>
      <text:p text:style-name="P2"><text:s/>core affinity: 01</text:p>
      <text:p text:style-name="P2">Task: getty</text:p>
      <text:p text:style-name="P2"><text:s/>core affinity: 02</text:p>
      <text:p text:style-name="P2">Task: getty</text:p>
      <text:p text:style-name="P2"><text:s/>core affinity: 02</text:p>
      <text:p text:style-name="P2">Task: getty</text:p>
      <text:p text:style-name="P2"><text:s/>core affinity: 02</text:p>
      <text:p text:style-name="P2">Task: bash</text:p>
      <text:p text:style-name="P2"><text:s/>core affinity: 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21:26.741016452</meta:creation-date>
    <dc:date>2016-04-28T11:43:39.267220121</dc:date>
    <meta:editing-duration>PT7M2S</meta:editing-duration>
    <meta:editing-cycles>1</meta:editing-cycles>
    <meta:document-statistic meta:table-count="0" meta:image-count="0" meta:object-count="0" meta:page-count="3" meta:paragraph-count="98" meta:word-count="315" meta:character-count="1829" meta:non-whitespace-character-count="1497"/>
    <meta:generator>LibreOffice/5.1.2.2.0$Linux_X86_64 LibreOffice_project/10m0$Build-2</meta:generator>
  </office:meta>
</office:document-meta>
</file>